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9" style:family="table">
      <style:table-properties style:width="5.1889in" fo:margin-left="0.0035in" fo:margin-top="0in" fo:margin-bottom="0in" table:align="left" style:writing-mode="lr-tb"/>
    </style:style>
    <style:style style:name="Table9.A" style:family="table-column">
      <style:table-column-properties style:column-width="0.3174in"/>
    </style:style>
    <style:style style:name="Table9.B" style:family="table-column">
      <style:table-column-properties style:column-width="1.9938in"/>
    </style:style>
    <style:style style:name="Table9.C" style:family="table-column">
      <style:table-column-properties style:column-width="2.8778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background-color="#deeaf6" fo:padding-left="0.1in" fo:padding-right="0.1in" fo:padding-top="0in" fo:padding-bottom="0in" fo:border="0.5pt solid #5b9bd5" style:writing-mode="lr-tb">
        <style:background-image/>
      </style:table-cell-properties>
    </style:style>
    <style:style style:name="Table9.A2" style:family="table-cell">
      <style:table-cell-properties fo:padding-left="0.1in" fo:padding-right="0.1in" fo:padding-top="0in" fo:padding-bottom="0in" fo:border="0.5pt solid #5b9bd5" style:writing-mode="lr-tb"/>
    </style:style>
    <style:style style:name="Table9.B2" style:family="table-cell">
      <style:table-cell-properties fo:padding-left="0.1in" fo:padding-right="0.1in" fo:padding-top="0in" fo:padding-bottom="0in" fo:border="0.5pt solid #5b9bd5" style:writing-mode="lr-tb"/>
    </style:style>
    <style:style style:name="Table9.C2" style:family="table-cell">
      <style:table-cell-properties fo:padding-left="0.1in" fo:padding-right="0.1in" fo:padding-top="0in" fo:padding-bottom="0in" fo:border="0.5pt solid #5b9bd5" style:writing-mode="lr-tb"/>
    </style:style>
    <style:style style:name="Table9.A3" style:family="table-cell">
      <style:table-cell-properties fo:padding-left="0.1in" fo:padding-right="0.1in" fo:padding-top="0in" fo:padding-bottom="0in" fo:border="0.5pt solid #5b9bd5" style:writing-mode="lr-tb"/>
    </style:style>
    <style:style style:name="Table9.B3" style:family="table-cell">
      <style:table-cell-properties fo:padding-left="0.1in" fo:padding-right="0.1in" fo:padding-top="0in" fo:padding-bottom="0in" fo:border="0.5pt solid #5b9bd5" style:writing-mode="lr-tb"/>
    </style:style>
    <style:style style:name="Table9.C3" style:family="table-cell">
      <style:table-cell-properties fo:padding-left="0.1in" fo:padding-right="0.1in" fo:padding-top="0in" fo:padding-bottom="0in" fo:border="0.5pt solid #5b9bd5" style:writing-mode="lr-tb"/>
    </style:style>
    <style:style style:name="Table9.A4" style:family="table-cell">
      <style:table-cell-properties fo:padding-left="0.1in" fo:padding-right="0.1in" fo:padding-top="0in" fo:padding-bottom="0in" fo:border="0.5pt solid #5b9bd5" style:writing-mode="lr-tb"/>
    </style:style>
    <style:style style:name="Table9.B4" style:family="table-cell">
      <style:table-cell-properties fo:padding-left="0.1in" fo:padding-right="0.1in" fo:padding-top="0in" fo:padding-bottom="0in" fo:border="0.5pt solid #5b9bd5" style:writing-mode="lr-tb"/>
    </style:style>
    <style:style style:name="Table9.C4" style:family="table-cell">
      <style:table-cell-properties fo:padding-left="0.1in" fo:padding-right="0.1in" fo:padding-top="0in" fo:padding-bottom="0in" fo:border="0.5pt solid #5b9bd5" style:writing-mode="lr-tb"/>
    </style:style>
    <style:style style:name="Table9.A5" style:family="table-cell">
      <style:table-cell-properties fo:padding-left="0.1in" fo:padding-right="0.1in" fo:padding-top="0in" fo:padding-bottom="0in" fo:border="0.5pt solid #5b9bd5" style:writing-mode="lr-tb"/>
    </style:style>
    <style:style style:name="Table9.B5" style:family="table-cell">
      <style:table-cell-properties fo:padding-left="0.1in" fo:padding-right="0.1in" fo:padding-top="0in" fo:padding-bottom="0in" fo:border="0.5pt solid #5b9bd5" style:writing-mode="lr-tb"/>
    </style:style>
    <style:style style:name="Table9.C5" style:family="table-cell">
      <style:table-cell-properties fo:padding-left="0.1in" fo:padding-right="0.1in" fo:padding-top="0in" fo:padding-bottom="0in" fo:border="0.5pt solid #5b9bd5" style:writing-mode="lr-tb"/>
    </style:style>
    <style:style style:name="Table9.A6" style:family="table-cell">
      <style:table-cell-properties fo:padding-left="0.1in" fo:padding-right="0.1in" fo:padding-top="0in" fo:padding-bottom="0in" fo:border="0.5pt solid #5b9bd5" style:writing-mode="lr-tb"/>
    </style:style>
    <style:style style:name="Table9.B6" style:family="table-cell">
      <style:table-cell-properties fo:padding-left="0.1in" fo:padding-right="0.1in" fo:padding-top="0in" fo:padding-bottom="0in" fo:border="0.5pt solid #5b9bd5" style:writing-mode="lr-tb"/>
    </style:style>
    <style:style style:name="Table9.C6" style:family="table-cell">
      <style:table-cell-properties fo:padding-left="0.1in" fo:padding-right="0.1in" fo:padding-top="0in" fo:padding-bottom="0in" fo:border="0.5pt solid #5b9bd5" style:writing-mode="lr-tb"/>
    </style:style>
    <style:style style:name="Table11" style:family="table">
      <style:table-properties style:width="6.6931in" style:rel-width="100%" fo:margin-left="0in" fo:margin-top="0in" fo:margin-bottom="0in" table:align="left" style:writing-mode="lr-tb"/>
    </style:style>
    <style:style style:name="Table11.A" style:family="table-column">
      <style:table-column-properties style:column-width="0.8563in" style:rel-column-width="8381*"/>
    </style:style>
    <style:style style:name="Table11.B" style:family="table-column">
      <style:table-column-properties style:column-width="1.3903in" style:rel-column-width="13612*"/>
    </style:style>
    <style:style style:name="Table11.C" style:family="table-column">
      <style:table-column-properties style:column-width="0.125in" style:rel-column-width="1226*"/>
    </style:style>
    <style:style style:name="Table11.D" style:family="table-column">
      <style:table-column-properties style:column-width="0.7701in" style:rel-column-width="7543*"/>
    </style:style>
    <style:style style:name="Table11.E" style:family="table-column">
      <style:table-column-properties style:column-width="0.4118in" style:rel-column-width="4030*"/>
    </style:style>
    <style:style style:name="Table11.F" style:family="table-column">
      <style:table-column-properties style:column-width="0.8569in" style:rel-column-width="8389*"/>
    </style:style>
    <style:style style:name="Table11.G" style:family="table-column">
      <style:table-column-properties style:column-width="1.3896in" style:rel-column-width="13605*"/>
    </style:style>
    <style:style style:name="Table11.H" style:family="table-column">
      <style:table-column-properties style:column-width="0.1236in" style:rel-column-width="1212*"/>
    </style:style>
    <style:style style:name="Table11.I" style:family="table-column">
      <style:table-column-properties style:column-width="0.7694in" style:rel-column-width="7531*"/>
    </style:style>
    <style:style style:name="Table11.1" style:family="table-row">
      <style:table-row-properties style:min-row-height="0.0653in" fo:keep-together="auto"/>
    </style:style>
    <style:style style:name="Table11.A1" style:family="table-cell">
      <style:table-cell-properties style:vertical-align="bottom" fo:padding="0in" fo:border-left="none" fo:border-right="none" fo:border-top="none" fo:border-bottom="1pt solid #404040"/>
    </style:style>
    <style:style style:name="Table11.C1" style:family="table-cell">
      <style:table-cell-properties style:vertical-align="bottom" fo:padding="0in" fo:border="none"/>
    </style:style>
    <style:style style:name="Table11.2" style:family="table-row">
      <style:table-row-properties fo:keep-together="auto"/>
    </style:style>
    <style:style style:name="Table11.A2" style:family="table-cell">
      <style:table-cell-properties fo:padding="0in" fo:border-left="none" fo:border-right="none" fo:border-top="1pt solid #404040" fo:border-bottom="none"/>
    </style:style>
    <style:style style:name="Table11.B2" style:family="table-cell">
      <style:table-cell-properties fo:padding="0in" fo:border-left="none" fo:border-right="none" fo:border-top="1pt solid #404040" fo:border-bottom="none"/>
    </style:style>
    <style:style style:name="Table11.C2" style:family="table-cell">
      <style:table-cell-properties fo:padding="0in" fo:border="none"/>
    </style:style>
    <style:style style:name="Table11.D2" style:family="table-cell">
      <style:table-cell-properties fo:padding="0in" fo:border-left="none" fo:border-right="none" fo:border-top="1pt solid #404040" fo:border-bottom="none"/>
    </style:style>
    <style:style style:name="Table11.E2" style:family="table-cell">
      <style:table-cell-properties fo:padding="0in" fo:border="none"/>
    </style:style>
    <style:style style:name="Table11.F2" style:family="table-cell">
      <style:table-cell-properties fo:padding="0in" fo:border-left="none" fo:border-right="none" fo:border-top="1pt solid #404040" fo:border-bottom="none"/>
    </style:style>
    <style:style style:name="Table11.G2" style:family="table-cell">
      <style:table-cell-properties fo:padding="0in" fo:border-left="none" fo:border-right="none" fo:border-top="1pt solid #404040" fo:border-bottom="none"/>
    </style:style>
    <style:style style:name="Table11.H2" style:family="table-cell">
      <style:table-cell-properties fo:padding="0in" fo:border="none"/>
    </style:style>
    <style:style style:name="Table11.I2" style:family="table-cell">
      <style:table-cell-properties fo:padding="0in" fo:border-left="none" fo:border-right="none" fo:border-top="1pt solid #404040" fo:border-bottom="none"/>
    </style:style>
    <style:style style:name="P1" style:family="paragraph" style:parent-style-name="Heading_20_1">
      <style:text-properties officeooo:paragraph-rsid="000f249c"/>
    </style:style>
    <style:style style:name="P2" style:family="paragraph" style:parent-style-name="No_20_Spacing">
      <style:text-properties officeooo:paragraph-rsid="000f249c"/>
    </style:style>
    <style:style style:name="P3" style:family="paragraph" style:parent-style-name="Standard">
      <style:text-properties officeooo:paragraph-rsid="000f249c"/>
    </style:style>
    <style:style style:name="P4" style:family="paragraph" style:parent-style-name="List_20_Paragraph">
      <style:text-properties officeooo:paragraph-rsid="000f249c"/>
    </style:style>
    <style:style style:name="P5" style:family="paragraph" style:parent-style-name="Standard">
      <style:text-properties fo:font-size="11pt" officeooo:paragraph-rsid="000f249c" style:font-size-asian="11pt" style:font-size-complex="11pt"/>
    </style:style>
    <style:style style:name="P6" style:family="paragraph" style:parent-style-name="No_20_Spacing">
      <style:paragraph-properties fo:orphans="0" fo:widows="0"/>
      <style:text-properties officeooo:paragraph-rsid="000f249c"/>
    </style:style>
    <style:style style:name="P7" style:family="paragraph" style:parent-style-name="Standard">
      <style:paragraph-properties fo:orphans="0" fo:widows="0"/>
      <style:text-properties officeooo:paragraph-rsid="000f249c"/>
    </style:style>
    <style:style style:name="P8" style:family="paragraph" style:parent-style-name="Standard">
      <style:paragraph-properties fo:line-height="100%"/>
      <style:text-properties officeooo:paragraph-rsid="000f249c"/>
    </style:style>
    <style:style style:name="P9" style:family="paragraph" style:parent-style-name="Title">
      <style:paragraph-properties fo:line-height="100%"/>
      <style:text-properties officeooo:paragraph-rsid="000f249c"/>
    </style:style>
    <style:style style:name="P10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 fo:keep-with-next="always"/>
      <style:text-properties fo:color="#404040" loext:opacity="100%" style:font-name="Arial" fo:font-size="9pt" fo:language="en" fo:country="US" fo:font-weight="bold" officeooo:paragraph-rsid="000f249c" style:letter-kerning="false" style:font-name-asian="Arial1" style:font-size-asian="9pt" style:language-asian="ja" style:country-asian="JP" style:font-weight-asian="bold" style:font-size-complex="10pt" style:language-complex="ar" style:country-complex="SA"/>
    </style:style>
    <style:style style:name="P11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404040" loext:opacity="100%" style:font-name="Arial" fo:font-size="9pt" fo:language="en" fo:country="US" officeooo:paragraph-rsid="000f249c" style:letter-kerning="false" style:font-name-asian="Arial1" style:font-size-asian="9pt" style:language-asian="ja" style:country-asian="JP" style:font-size-complex="10pt" style:language-complex="ar" style:country-complex="SA"/>
    </style:style>
    <style:style style:name="P12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404040" loext:opacity="100%" style:font-name="Arial" fo:font-size="9pt" fo:language="en" fo:country="US" officeooo:paragraph-rsid="0020b237" style:letter-kerning="false" style:font-name-asian="Arial1" style:font-size-asian="9pt" style:language-asian="ja" style:country-asian="JP" style:font-size-complex="10pt" style:language-complex="ar" style:country-complex="SA"/>
    </style:style>
    <style:style style:name="P13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404040" loext:opacity="100%" style:font-name="Arial" fo:font-size="9pt" fo:language="en" fo:country="US" officeooo:rsid="001f98d2" officeooo:paragraph-rsid="001f98d2" style:letter-kerning="false" style:font-name-asian="Arial1" style:font-size-asian="9pt" style:language-asian="ja" style:country-asian="JP" style:font-size-complex="10pt" style:language-complex="ar" style:country-complex="SA"/>
    </style:style>
    <style:style style:name="P14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404040" loext:opacity="100%" style:font-name="Arial" fo:font-size="9pt" fo:language="en" fo:country="US" officeooo:rsid="0020b237" officeooo:paragraph-rsid="0020b237" style:letter-kerning="false" style:font-name-asian="Arial1" style:font-size-asian="9pt" style:language-asian="ja" style:country-asian="JP" style:font-size-complex="10pt" style:language-complex="ar" style:country-complex="SA"/>
    </style:style>
    <style:style style:name="P15" style:family="paragraph" style:parent-style-name="Title">
      <style:paragraph-properties fo:line-height="100%"/>
      <style:text-properties fo:font-size="5pt" officeooo:paragraph-rsid="000f249c" style:font-size-asian="5pt" style:font-size-complex="5pt"/>
    </style:style>
    <style:style style:name="P16" style:family="paragraph" style:parent-style-name="Title">
      <style:paragraph-properties fo:line-height="100%"/>
      <style:text-properties fo:font-size="10pt" fo:font-weight="bold" officeooo:paragraph-rsid="000f249c" style:font-size-asian="10pt" style:font-weight-asian="bold" style:font-size-complex="10pt" style:font-weight-complex="bold"/>
    </style:style>
    <style:style style:name="P17" style:family="paragraph" style:parent-style-name="Title">
      <style:paragraph-properties fo:line-height="100%"/>
      <style:text-properties fo:font-size="10pt" fo:font-weight="bold" officeooo:rsid="0014bcf0" officeooo:paragraph-rsid="000f249c" style:font-size-asian="10pt" style:font-weight-asian="bold" style:font-size-complex="10pt" style:font-weight-complex="bold"/>
    </style:style>
    <style:style style:name="P18" style:family="paragraph" style:parent-style-name="Heading_20_3">
      <style:text-properties fo:color="#158466" loext:opacity="100%" fo:font-style="italic" fo:font-weight="bold" officeooo:paragraph-rsid="000f249c" style:font-style-asian="italic" style:font-weight-asian="bold" style:font-style-complex="italic" style:font-weight-complex="bold"/>
    </style:style>
    <style:style style:name="P19" style:family="paragraph" style:parent-style-name="Standard">
      <style:text-properties officeooo:rsid="0018fdcb" officeooo:paragraph-rsid="0018fdcb"/>
    </style:style>
    <style:style style:name="P20" style:family="paragraph" style:parent-style-name="List_20_Paragraph">
      <style:text-properties officeooo:rsid="0024ad94" officeooo:paragraph-rsid="0024ad94"/>
    </style:style>
    <style:style style:name="P21" style:family="paragraph" style:parent-style-name="List_20_Paragraph">
      <style:text-properties fo:font-weight="bold" officeooo:rsid="0024ad94" officeooo:paragraph-rsid="0024ad94" style:font-weight-asian="bold" style:font-weight-complex="bold"/>
    </style:style>
    <style:style style:name="P22" style:family="paragraph" style:parent-style-name="Standard">
      <style:text-properties officeooo:rsid="0028c896" officeooo:paragraph-rsid="0028c896"/>
    </style:style>
    <style:style style:name="P23" style:family="paragraph" style:parent-style-name="Heading_20_2" style:list-style-name="WWNum4">
      <style:text-properties fo:color="#2a6099" loext:opacity="100%" officeooo:paragraph-rsid="000f249c"/>
    </style:style>
    <style:style style:name="P24" style:family="paragraph" style:parent-style-name="List_20_Paragraph" style:list-style-name="WWNum6">
      <style:text-properties officeooo:paragraph-rsid="000f249c"/>
    </style:style>
    <style:style style:name="P25" style:family="paragraph" style:parent-style-name="List_20_Paragraph" style:list-style-name="WWNum6">
      <style:text-properties fo:font-size="11pt" officeooo:paragraph-rsid="000f249c" style:font-size-asian="11pt" style:font-size-complex="11pt"/>
    </style:style>
    <style:style style:name="P26" style:family="paragraph" style:parent-style-name="List_20_Paragraph" style:list-style-name="WWNum7">
      <style:text-properties officeooo:paragraph-rsid="000f249c"/>
    </style:style>
    <style:style style:name="P27" style:family="paragraph" style:parent-style-name="List_20_Paragraph" style:list-style-name="WWNum9">
      <style:text-properties officeooo:paragraph-rsid="000f249c"/>
    </style:style>
    <style:style style:name="P28" style:family="paragraph" style:parent-style-name="List_20_Paragraph" style:list-style-name="WWNum9">
      <style:text-properties officeooo:rsid="001ce485" officeooo:paragraph-rsid="001ce485"/>
    </style:style>
    <style:style style:name="P29" style:family="paragraph" style:parent-style-name="List_20_Paragraph" style:list-style-name="WWNum10">
      <style:text-properties officeooo:paragraph-rsid="000f249c"/>
    </style:style>
    <style:style style:name="T1" style:family="text">
      <style:text-properties officeooo:rsid="0014bcf0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1da4c" style:font-size-asian="8pt" style:font-size-complex="8pt"/>
    </style:style>
    <style:style style:name="T4" style:family="text">
      <style:text-properties fo:color="#c9211e" loext:opacity="100%" fo:font-size="8pt" fo:font-style="italic" fo:font-weight="bold" officeooo:rsid="0014bcf0" style:font-size-asian="8pt" style:font-style-asian="italic" style:font-weight-asian="bold" style:font-size-complex="8pt" style:font-style-complex="italic" style:font-weight-complex="bold"/>
    </style:style>
    <style:style style:name="T5" style:family="text">
      <style:text-properties officeooo:rsid="000f249c"/>
    </style:style>
    <style:style style:name="T6" style:family="text">
      <style:text-properties officeooo:rsid="0011da4c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0f249c" style:font-size-asian="11pt" style:font-size-complex="11pt"/>
    </style:style>
    <style:style style:name="T9" style:family="text">
      <style:text-properties fo:font-size="11pt" officeooo:rsid="0010c97d" style:font-size-asian="11pt" style:font-size-complex="11pt"/>
    </style:style>
    <style:style style:name="T10" style:family="text">
      <style:text-properties fo:font-size="11pt" officeooo:rsid="0011da4c" style:font-size-asian="11pt" style:font-size-complex="11pt"/>
    </style:style>
    <style:style style:name="T11" style:family="text">
      <style:text-properties officeooo:rsid="0013eccf"/>
    </style:style>
    <style:style style:name="T12" style:family="text">
      <style:text-properties officeooo:rsid="00145ddc"/>
    </style:style>
    <style:style style:name="T13" style:family="text">
      <style:text-properties officeooo:rsid="00157381"/>
    </style:style>
    <style:style style:name="T14" style:family="text">
      <style:text-properties officeooo:rsid="00171090"/>
    </style:style>
    <style:style style:name="T15" style:family="text">
      <style:text-properties officeooo:rsid="001a8968"/>
    </style:style>
    <style:style style:name="T16" style:family="text">
      <style:text-properties officeooo:rsid="001aea8a"/>
    </style:style>
    <style:style style:name="T17" style:family="text">
      <style:text-properties officeooo:rsid="001ce485"/>
    </style:style>
    <style:style style:name="T18" style:family="text">
      <style:text-properties officeooo:rsid="001f98d2"/>
    </style:style>
    <style:style style:name="T19" style:family="text">
      <style:text-properties officeooo:rsid="0020b237"/>
    </style:style>
    <style:style style:name="T20" style:family="text">
      <style:text-properties officeooo:rsid="00214850"/>
    </style:style>
    <style:style style:name="T21" style:family="text">
      <style:text-properties style:font-name="Arial Black" fo:font-size="12pt" officeooo:rsid="00145ddc" style:font-name-asian="Noto Serif CJK SC" style:font-size-asian="12pt" style:font-name-complex="Lohit Devanagari1" style:font-size-complex="12pt"/>
    </style:style>
    <style:style style:name="T22" style:family="text">
      <style:text-properties style:font-name="Arial Black" fo:font-size="12pt" officeooo:rsid="0013eccf" style:font-name-asian="Noto Serif CJK SC" style:font-size-asian="12pt" style:font-name-complex="Lohit Devanagari1" style:font-size-complex="12pt"/>
    </style:style>
    <style:style style:name="T23" style:family="text">
      <style:text-properties officeooo:rsid="002a1aca"/>
    </style:style>
    <style:style style:name="T24" style:family="text">
      <style:text-properties officeooo:rsid="002be7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The technical university of kenya</text:p>
      <text:p text:style-name="P16">L<text:span text:style-name="T1">okitech</text:span> solutions</text:p>
      <text:p text:style-name="P9"><text:span text:style-name="T3">project</text:span><text:span text:style-name="T2">: </text:span><text:span text:style-name="T4">mamacare geolocator</text:span></text:p>
      <text:p text:style-name="P15"><field:fieldmark-start text:name="__Fieldmark__181_3575447871" field:type="vnd.oasis.opendocument.field.FORMDATE"><field:param field:name="DateField_CurrentDate" field:value="2022-10-27"/><field:param field:name="DateField_DateFormat" field:value="MMMM d, yyyy"/><field:param field:name="DateField_DateFormat_Language" field:value="en-US"/></field:fieldmark-start><text:span text:style-name="T1">October 27, 2022</text:span><field:fieldmark-end/></text:p>
      <text:h text:style-name="P1" text:outline-level="1">Overview</text:h>
      <text:list xml:id="list2944783606" text:style-name="WWNum4">
        <text:list-item>
          <text:h text:style-name="P23" text:outline-level="2">Project Background and Description</text:h>
        </text:list-item>
      </text:list>
      <text:p text:style-name="P3"><text:span text:style-name="T8">MAMA CARE GEO LOCATOR is a web and mobile-based application system intended to help </text:span><text:span text:style-name="T9">pregnant women at any Geo location easily identify and access best health facilities </text:span><text:span text:style-name="T10">such as maternity hospitals, ambulances, midwives and nurses.</text:span><text:span text:style-name="T8"> <text:s text:c="4"/></text:span><text:span text:style-name="T5"><text:s text:c="830"/></text:span></text:p>
      <text:list xml:id="list190338412495728" text:continue-numbering="true" text:style-name="WWNum4">
        <text:list-item>
          <text:h text:style-name="P23" text:outline-level="2">Project Scope</text:h>
        </text:list-item>
      </text:list>
      <text:p text:style-name="P5">In order to achieve the above named, the project will implement 3-tier, responsive <text:span text:style-name="T6">mobile and </text:span>web-based application system that will be accessible over the internet through: -</text:p>
      <text:list xml:id="list872823072" text:style-name="WWNum6">
        <text:list-item>
          <text:p text:style-name="P25">Smart phones - <text:span text:style-name="T6">anyone</text:span></text:p>
        </text:list-item>
        <text:list-item>
          <text:p text:style-name="P25">SMS and short-code – <text:span text:style-name="T6">subscribed individuals</text:span></text:p>
        </text:list-item>
        <text:list-item>
          <text:p text:style-name="P25">Small devices (ipad and ipad-like devices) - <text:span text:style-name="T6">anyone</text:span></text:p>
        </text:list-item>
        <text:list-item>
          <text:p text:style-name="P24"><text:span text:style-name="T7">Laptops, desktops and large system – </text:span><text:span text:style-name="T10">anyone</text:span><text:span text:style-name="T7"> </text:span></text:p>
        </text:list-item>
      </text:list>
      <text:p text:style-name="P3">The functionalities that will be implemented at a high level are: -</text:p>
      <text:h text:style-name="P18" text:outline-level="3"><text:span text:style-name="T20">a</text:span><text:span text:style-name="T6">. </text:span><text:span text:style-name="T11">Use</text:span><text:span text:style-name="T22">rs</text:span> Module</text:h>
      <text:p text:style-name="P3"><text:span text:style-name="T11">This </text:span>will include: -</text:p>
      <text:list xml:id="list2993716374" text:style-name="WWNum7">
        <text:list-item>
          <text:p text:style-name="P26">New <text:span text:style-name="T11">users</text:span> registration process and records keeping.</text:p>
        </text:list-item>
        <text:list-item>
          <text:p text:style-name="P26">Maintenance of existing <text:span text:style-name="T11">users</text:span> records.</text:p>
        </text:list-item>
        <text:list-item>
          <text:p text:style-name="P26">Management of <text:span text:style-name="T11">users</text:span> status <text:span text:style-name="T12">and information</text:span> in full compliance with the <text:span text:style-name="T12">government’s</text:span> constitution.</text:p>
        </text:list-item>
        <text:list-item>
          <text:p text:style-name="P26">Management of <text:span text:style-name="T12">users</text:span> de-registration process.</text:p>
        </text:list-item>
        <text:list-item>
          <text:p text:style-name="P26"><text:span text:style-name="T12">users</text:span> access management to their individual accounts.</text:p>
        </text:list-item>
        <text:list-item>
          <text:p text:style-name="P26">Management of <text:span text:style-name="T12">users</text:span> alerts modes and levels.</text:p>
        </text:list-item>
      </text:list>
      <text:h text:style-name="P18" text:outline-level="3"><text:span text:style-name="T20">b</text:span><text:span text:style-name="T11">.</text:span><text:span text:style-name="T22"> </text:span><text:span text:style-name="T11">Geo</text:span><text:span text:style-name="T22"> Location</text:span> Module</text:h>
      <text:p text:style-name="P3">The <text:span text:style-name="T12">application displays the user with a geo location map-tool to allow them locate the nearest facilities </text:span><text:span text:style-name="T13">anywhere.</text:span></text:p>
      <text:p text:style-name="P22">After correctly accessing you <text:span text:style-name="T23">Geo-Location, it automatically displays the facilities arounf the secific geolocation.</text:span></text:p>
      <text:h text:style-name="P18" text:outline-level="3"><text:span text:style-name="T20">c</text:span><text:span text:style-name="T12">.</text:span><text:span text:style-name="T21"> </text:span><text:span text:style-name="T12">Facilities</text:span> Module</text:h>
      <text:p text:style-name="P3">The <text:span text:style-name="T14">facilities module displays the user with all the facilities around the current <text:s/>location of the user.</text:span></text:p>
      <text:h text:style-name="P18" text:outline-level="3"><text:span text:style-name="T20">d</text:span><text:span text:style-name="T16">. </text:span><text:span text:style-name="T15">Booki</text:span><text:span text:style-name="T16">n</text:span><text:span text:style-name="T15">g</text:span> module</text:h>
      <text:p text:style-name="P3">There will be two <text:span text:style-name="T17">typ</text:span>es of <text:span text:style-name="T17">booking</text:span>: -</text:p>
      <text:list xml:id="list4091975417" text:style-name="WWNum9">
        <text:list-item>
          <text:p text:style-name="P28">Hospital facilities</text:p>
        </text:list-item>
        <text:list-item>
          <text:p text:style-name="P27"><text:span text:style-name="T17">Ambulance services</text:span>.</text:p>
        </text:list-item>
      </text:list>
      <text:p text:style-name="P4"/>
      <text:p text:style-name="P21">2.1. Out of scope.</text:p>
      <text:p text:style-name="P20">There is a feature for the user to chat with the nurse, doctor, <text:span text:style-name="T24">midwife and ambulance driver.</text:span></text:p>
      <text:list xml:id="list190336809319653" text:continue-list="list190338412495728" text:style-name="WWNum4">
        <text:list-item>
          <text:h text:style-name="P23" text:outline-level="2">High-Level Requirements</text:h>
        </text:list-item>
      </text:list>
      <text:p text:style-name="P2">The system is web based application. As such, any device with internet access and the latest browser, will be able to access it.</text:p>
      <text:list xml:id="list190337318983347" text:continue-numbering="true" text:style-name="WWNum4">
        <text:list-item>
          <text:h text:style-name="P23" text:outline-level="2"><text:soft-page-break/>Deliverables</text:h>
        </text:list-item>
      </text:list>
      <text:list xml:id="list973531426" text:style-name="WWNum10">
        <text:list-item>
          <text:p text:style-name="P29">Back-end software that is hosted in the cloud.</text:p>
        </text:list-item>
        <text:list-item>
          <text:p text:style-name="P29">UI Prototype for <text:span text:style-name="T16">users</text:span>. </text:p>
        </text:list-item>
        <text:list-item>
          <text:p text:style-name="P29">User documentation manual.</text:p>
        </text:list-item>
      </text:list>
      <text:list xml:id="list190337298381149" text:continue-list="list190337318983347" text:style-name="WWNum4">
        <text:list-item>
          <text:h text:style-name="P23" text:outline-level="2">Specific Exclusions from Scope</text:h>
        </text:list-item>
      </text:list>
      <text:p text:style-name="P19">Users are able to book and pay for facilities if they are permanent residents of the location.</text:p>
      <text:list xml:id="list190336565093725" text:continue-numbering="true" text:style-name="WWNum4">
        <text:list-item>
          <text:h text:style-name="P23" text:outline-level="2">High-Level Timeline/Schedule</text:h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0">**</text:p>
          </table:table-cell>
          <table:table-cell table:style-name="Table9.A1" office:value-type="string">
            <text:p text:style-name="P10">Date</text:p>
          </table:table-cell>
          <table:table-cell table:style-name="Table9.A1" office:value-type="string">
            <text:p text:style-name="P10">Description</text:p>
          </table:table-cell>
        </table:table-row>
        <table:table-row table:style-name="Table9.1">
          <table:table-cell table:style-name="Table9.A2" office:value-type="string">
            <text:p text:style-name="P11">1</text:p>
          </table:table-cell>
          <table:table-cell table:style-name="Table9.B2" office:value-type="string">
            <text:p text:style-name="P11"><text:span text:style-name="T18">21</text:span>/1<text:span text:style-name="T18">0</text:span>/20<text:span text:style-name="T18">22</text:span> – <text:span text:style-name="T18">27</text:span>/1<text:span text:style-name="T18">0</text:span>/20<text:span text:style-name="T18">22</text:span></text:p>
          </table:table-cell>
          <table:table-cell table:style-name="Table9.C2" office:value-type="string">
            <text:p text:style-name="P13">Designs</text:p>
          </table:table-cell>
        </table:table-row>
        <table:table-row table:style-name="Table9.1">
          <table:table-cell table:style-name="Table9.A3" office:value-type="string">
            <text:p text:style-name="P11">2</text:p>
          </table:table-cell>
          <table:table-cell table:style-name="Table9.B3" office:value-type="string">
            <text:p text:style-name="P11"><text:span text:style-name="T19">01</text:span>/1<text:span text:style-name="T19">1</text:span>/20<text:span text:style-name="T19">22</text:span> – <text:span text:style-name="T19">09</text:span>/1<text:span text:style-name="T19">1</text:span>/20<text:span text:style-name="T19">22</text:span></text:p>
          </table:table-cell>
          <table:table-cell table:style-name="Table9.C3" office:value-type="string">
            <text:p text:style-name="P11"><text:span text:style-name="T18">Facilities</text:span> module implementation</text:p>
          </table:table-cell>
        </table:table-row>
        <table:table-row table:style-name="Table9.1">
          <table:table-cell table:style-name="Table9.A4" office:value-type="string">
            <text:p text:style-name="P11">3</text:p>
          </table:table-cell>
          <table:table-cell table:style-name="Table9.B4" office:value-type="string">
            <text:p text:style-name="P11"><text:span text:style-name="T19">1</text:span>1/<text:span text:style-name="T19">1</text:span>1/20<text:span text:style-name="T19">22</text:span> – <text:span text:style-name="T19">18</text:span>/1<text:span text:style-name="T19">1</text:span>/20<text:span text:style-name="T19">22</text:span></text:p>
          </table:table-cell>
          <table:table-cell table:style-name="Table9.C4" office:value-type="string">
            <text:p text:style-name="P11"><text:span text:style-name="T18">Users</text:span> module implementation</text:p>
          </table:table-cell>
        </table:table-row>
        <table:table-row table:style-name="Table9.1">
          <table:table-cell table:style-name="Table9.A5" office:value-type="string">
            <text:p text:style-name="P11">4</text:p>
          </table:table-cell>
          <table:table-cell table:style-name="Table9.B5" office:value-type="string">
            <text:p text:style-name="P11">2<text:span text:style-name="T19">0</text:span>/1<text:span text:style-name="T19">1</text:span>/20<text:span text:style-name="T19">22</text:span> – <text:span text:style-name="T19">30</text:span>/<text:span text:style-name="T19">11</text:span>/20<text:span text:style-name="T19">22</text:span></text:p>
          </table:table-cell>
          <table:table-cell table:style-name="Table9.C5" office:value-type="string">
            <text:p text:style-name="P12"><text:span text:style-name="T19">Geo Locator</text:span> module implementation</text:p>
          </table:table-cell>
        </table:table-row>
        <table:table-row table:style-name="Table9.1">
          <table:table-cell table:style-name="Table9.A6" office:value-type="string">
            <text:p text:style-name="P11">5</text:p>
          </table:table-cell>
          <table:table-cell table:style-name="Table9.B6" office:value-type="string">
            <text:p text:style-name="P11"><text:span text:style-name="T19">02</text:span>/<text:span text:style-name="T19">1</text:span>2/20<text:span text:style-name="T19">22</text:span> – <text:span text:style-name="T19">20</text:span>/<text:span text:style-name="T19">12</text:span>/20<text:span text:style-name="T19">22</text:span> </text:p>
          </table:table-cell>
          <table:table-cell table:style-name="Table9.C6" office:value-type="string">
            <text:p text:style-name="P14">Presentations </text:p>
          </table:table-cell>
        </table:table-row>
      </table:table>
      <text:p text:style-name="P3"/>
      <text:h text:style-name="P1" text:outline-level="1">Approval and Authority to Proceed</text:h>
      <text:p text:style-name="P3">We approve the project as described above, and authorize the <text:span text:style-name="T16">individual</text:span> to proceed.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column table:style-name="Table11.I"/>
        <table:table-row table:style-name="Table11.1"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C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C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C1" office:value-type="string">
            <text:p text:style-name="P6"/>
          </table:table-cell>
          <table:table-cell table:style-name="Table11.A1" office:value-type="string">
            <text:p text:style-name="P6"/>
          </table:table-cell>
        </table:table-row>
        <table:table-row table:style-name="Table11.2">
          <table:table-cell table:style-name="Table11.A2" office:value-type="string">
            <text:p text:style-name="P7">Approved By</text:p>
          </table:table-cell>
          <table:table-cell table:style-name="Table11.B2" office:value-type="string">
            <text:p text:style-name="P7"/>
          </table:table-cell>
          <table:table-cell table:style-name="Table11.C2" office:value-type="string">
            <text:p text:style-name="P7"/>
          </table:table-cell>
          <table:table-cell table:style-name="Table11.D2" office:value-type="string">
            <text:p text:style-name="P7">Date</text:p>
          </table:table-cell>
          <table:table-cell table:style-name="Table11.E2" office:value-type="string">
            <text:p text:style-name="P7"/>
          </table:table-cell>
          <table:table-cell table:style-name="Table11.F2" office:value-type="string">
            <text:p text:style-name="P7">Approved By</text:p>
          </table:table-cell>
          <table:table-cell table:style-name="Table11.G2" office:value-type="string">
            <text:p text:style-name="P7"/>
          </table:table-cell>
          <table:table-cell table:style-name="Table11.H2" office:value-type="string">
            <text:p text:style-name="P7"/>
          </table:table-cell>
          <table:table-cell table:style-name="Table11.I2" office:value-type="string">
            <text:p text:style-name="P7">Date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165in" fo:margin-bottom="0.1665in" style:contextual-spacing="false" fo:line-height="100%" fo:keep-together="always" fo:keep-with-next="always"/>
      <style:text-properties fo:text-transform="uppercase" fo:color="#1f4e79" loext:opacity="100%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Num4" style:class="text">
      <style:paragraph-properties fo:margin-top="0.25in" fo:margin-bottom="0.0835in" style:contextual-spacing="false" fo:line-height="100%" fo:keep-together="always" fo:keep-with-next="always"/>
      <style:text-properties fo:color="#5b9bd5" loext:opacity="100%" fo:font-size="12pt" fo:font-weight="bold" style:font-size-asian="12pt" style:font-weight-asian="bold" style:font-weight-complex="bold"/>
    </style:style>
    <style:style style:name="Title" style:family="paragraph" style:parent-style-name="Standard" style:next-style-name="Standard" style:class="chapter">
      <style:paragraph-properties fo:margin-top="0in" fo:margin-bottom="0in" style:contextual-spacing="false" fo:line-height="0.2917in" style:border-line-width-left="0.0311in 0.0311in 0.0311in" fo:padding-left="0.0555in" fo:padding-right="0in" fo:padding-top="0in" fo:padding-bottom="0in" fo:border-left="6.75pt double #1f4e79" fo:border-right="none" fo:border-top="none" fo:border-bottom="none"/>
      <style:text-properties fo:text-transform="uppercase" fo:color="#1f4e79" loext:opacity="100%" style:font-name="Arial Black" fo:font-family="'Arial Black'" style:font-family-generic="roman" style:font-pitch="variable" fo:font-size="19pt" style:letter-kerning="true" style:font-name-asian="Noto Serif CJK SC" style:font-family-asian="'Noto Serif CJK SC'" style:font-family-generic-asian="system" style:font-pitch-asian="variable" style:font-size-asian="19pt" style:font-name-complex="Lohit Devanagari1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252in" style:contextual-spacing="true" fo:text-indent="0in" style:auto-text-indent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Arial Black" fo:font-family="'Arial Black'" style:font-family-generic="roman" style:font-pitch="variable" fo:font-size="12pt" style:font-name-asian="Noto Serif CJK SC" style:font-family-asian="'Noto Serif CJK SC'" style:font-family-generic-asian="system" style:font-pitch-asian="variable" style:font-size-asian="12pt" style:font-name-complex="Lohit Devanagari1" style:font-family-complex="'Lohit Devanagari'" style:font-family-generic-complex="system" style:font-pitch-complex="variable" style:font-size-complex="12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List_20_Bullet" style:display-name="List Bullet" style:family="paragraph" style:parent-style-name="Standard" style:list-style-name="WWNum2">
      <style:paragraph-properties fo:margin-top="0in" fo:margin-bottom="0.0417in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/>
    <style:style style:name="ListLabel_20_2" style:display-name="ListLabel 2" style:family="text">
      <style:text-properties fo:color="#5b9bd5" loext:opacity="100%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/>
    <style:style style:name="ListLabel_20_74" style:display-name="ListLabel 74" style:family="text"/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/>
    <style:style style:name="ListLabel_20_101" style:display-name="ListLabel 101" style:family="text"/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92" style:display-name="ListLabel 92" style:family="text"/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in" fo:margin-left="0.3in"/>
        </style:list-level-properties>
        <style:text-properties style:font-name="Symbol"/>
      </text:list-level-style-bullet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23:41:07.315008161</meta:creation-date>
    <dc:date>2022-12-15T15:49:03.655808654</dc:date>
    <meta:editing-duration>PT5H51M36S</meta:editing-duration>
    <meta:editing-cycles>9</meta:editing-cycles>
    <meta:generator>LibreOffice/7.3.6.2$Linux_X86_64 LibreOffice_project/30$Build-2</meta:generator>
    <meta:document-statistic meta:table-count="2" meta:image-count="0" meta:object-count="0" meta:page-count="2" meta:paragraph-count="66" meta:word-count="399" meta:character-count="3395" meta:non-whitespace-character-count="2236"/>
  </office:meta>
</office:document-meta>
</file>